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a3e" officeooo:paragraph-rsid="000e6a3e"/>
    </style:style>
    <style:style style:name="P2" style:family="paragraph" style:parent-style-name="Standard">
      <style:paragraph-properties fo:text-align="start" style:justify-single-word="false"/>
      <style:text-properties fo:font-size="16pt" officeooo:rsid="00173e0b" officeooo:paragraph-rsid="000e6a3e" style:font-size-asian="14pt" style:font-size-complex="16pt"/>
    </style:style>
    <style:style style:name="T1" style:family="text">
      <style:text-properties officeooo:rsid="000e6a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2 : The Calf</text:p>
      <text:p text:style-name="P1"/>
      <text:p text:style-name="P1">Sign 116</text:p>
      <text:p text:style-name="P1"/>
      <text:p text:style-name="P2">And they <text:span text:style-name="T1">did say</text:span>, “God has begotten a son!”;</text:p>
      <text:p text:style-name="P2"/>
      <text:p text:style-name="P2">Glory be to Him! </text:p>
      <text:p text:style-name="P2"/>
      <text:p text:style-name="P2"><text:span text:style-name="T1">Actually:</text:span> </text:p>
      <text:p text:style-name="P2"><text:tab/></text:p>
      <text:p text:style-name="P2"><text:tab/><text:span text:style-name="T1">T</text:span>o Him <text:span text:style-name="T1">belongs</text:span> whatever is in the Heavens and the Earth;</text:p>
      <text:p text:style-name="P2"><text:tab/><text:span text:style-name="T1">A</text:span>ll to Him are obedi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8:19:48.434000000</meta:creation-date>
    <dc:date>2025-04-20T21:48:03.070000000</dc:date>
    <meta:editing-duration>PT3H28M15S</meta:editing-duration>
    <meta:editing-cycles>1</meta:editing-cycles>
    <meta:generator>LibreOffice/7.6.4.1$Windows_X86_64 LibreOffice_project/e19e193f88cd6c0525a17fb7a176ed8e6a3e2aa1</meta:generator>
    <meta:print-date>2025-04-20T21:48:25.782000000</meta:print-date>
    <meta:printed-by>PDF files</meta:printed-by>
    <meta:document-statistic meta:table-count="0" meta:image-count="0" meta:object-count="0" meta:page-count="1" meta:paragraph-count="9" meta:word-count="44" meta:character-count="228" meta:non-whitespace-character-count="187"/>
  </office:meta>
</office:document-meta>
</file>